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31AC3A80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3.859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-20% 58%" fo:font-family="Arial" style:font-family-generic="roman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Mangal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Model theory &amp;</text:span></text:p>
            <text:p text:style-name="P1"><text:span text:style-name="T1">Domain theory</text:span><text:span text:style-name="T1"><text:line-break/></text:span><text:span text:style-name="T1"><text:line-break/></text:span><text:span text:style-name="T2">YK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3">What is model theory?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<text:span text:style-name="T3">Models of CL</text:span><text:line-break/><text:span text:style-name="T4">(combinatory logic)</text:span></text:p>
          </draw:text-box>
        </draw:frame>
        <draw:frame presentation:style-name="pr6" draw:layer="layout" svg:width="25.199cm" svg:height="13.859cm" svg:x="1.4cm" svg:y="4.914cm" presentation:class="subtitle">
          <draw:text-box>
            <text:p>CL terms are mapped to combinatory algebra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3" draw:layer="layout" svg:width="25.199cm" svg:height="3.506cm" svg:x="1.4cm" svg:y="0.837cm" presentation:class="title">
          <draw:text-box>
            <text:p><text:span text:style-name="T3">Models of </text:span><text:span text:style-name="T5">λ-calculus</text:span></text:p>
          </draw:text-box>
        </draw:frame>
        <draw:frame presentation:style-name="pr6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cott's D<text:span text:style-name="T6">∞</text:span>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dark_25_20waves" draw:display-name="dark%20waves" xlink:href="Pictures/100000000000022500000131AC3A801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dark_25_20waves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dark_25_20waves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Y Y</meta:initial-creator>
    <meta:creation-date>2011-03-06T02:33:04.84</meta:creation-date>
    <meta:editing-duration>PT21H34M33S</meta:editing-duration>
    <meta:editing-cycles>3</meta:editing-cycles>
    <dc:date>2011-03-07T00:56:36.85</dc:date>
    <dc:creator>KY Y</dc:creator>
    <meta:generator>OpenOffice.org/3.3$Win32 OpenOffice.org_project/330m20$Build-9567</meta:generator>
    <meta:document-statistic meta:object-count="40"/>
  </office:meta>
</office:document-meta>
</file>